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SConnectionImpl.registerListener( MessageListener listener , String selec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MSConnectionImpl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SConnectionImpl.setupContex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MSConnectionImpl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MSConnectionImpl.disconnec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MSConnectionImpl.getPublish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ConnectionImpl.initializ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MSConnectionImpl.configure( Configuration conf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MSConnectionImpl.setupConne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MSConnectionImpl.setupSes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